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11dd" officeooo:paragraph-rsid="000611dd"/>
    </style:style>
    <style:style style:name="P2" style:family="paragraph" style:parent-style-name="Standard">
      <style:text-properties officeooo:rsid="000611dd" officeooo:paragraph-rsid="000611dd"/>
    </style:style>
    <style:style style:name="P3" style:family="paragraph" style:parent-style-name="Standard">
      <style:text-properties officeooo:rsid="000759a7" officeooo:paragraph-rsid="000759a7"/>
    </style:style>
    <style:style style:name="P4" style:family="paragraph" style:parent-style-name="Standard">
      <style:text-properties officeooo:rsid="000759a7" officeooo:paragraph-rsid="00076c9d"/>
    </style:style>
    <style:style style:name="P5" style:family="paragraph" style:parent-style-name="Standard">
      <style:text-properties officeooo:rsid="00076c9d" officeooo:paragraph-rsid="00076c9d"/>
    </style:style>
    <style:style style:name="P6" style:family="paragraph" style:parent-style-name="Standard">
      <style:text-properties officeooo:rsid="0007b38d" officeooo:paragraph-rsid="0007b38d"/>
    </style:style>
    <style:style style:name="T1" style:family="text">
      <style:text-properties style:text-position="super 58%"/>
    </style:style>
    <style:style style:name="T2" style:family="text">
      <style:text-properties officeooo:rsid="00068da3"/>
    </style:style>
    <style:style style:name="T3" style:family="text">
      <style:text-properties officeooo:rsid="000759a7"/>
    </style:style>
    <style:style style:name="T4" style:family="text">
      <style:text-properties officeooo:rsid="00076c9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itle page</text:p>
      <text:p text:style-name="P1">Hello, everyone. My name is Mei-Shin Wu. I am a PhD student at the Max Planck Institute for the Science of human history. And today, I am going to present our state of the art, the workflow(s) for computer-assisted language comparison. </text:p>
      <text:p text:style-name="P1"/>
      <text:p text:style-name="P3"># introduction (1/)</text:p>
      <text:p text:style-name="P3">What is the notion of “computer-assisted”? and what’s the differences bewteen “computational approach” and “computer-assisted approach”?</text:p>
      <text:p text:style-name="P3">I will elaborate on the ideas in this section. </text:p>
      <text:p text:style-name="P3"/>
      <text:p text:style-name="P1"># our team (<text:span text:style-name="T3">1/</text:span>1 )</text:p>
      <text:p text:style-name="P1">Before <text:span text:style-name="T3">we dive in</text:span>, I would like to introduce our team first. </text:p>
      <text:p text:style-name="P1">We are an ERC funded project group "computer-Assisted Language Comparison". Our team consists of people with experience in computational topics, for example Mattis, our group leader, Tiago and me (point to the photo) as well as classical linguistic topics, for example, Nathana, Yunfan and again, Mattis (point to the photo).</text:p>
      <text:p text:style-name="P1"/>
      <text:p text:style-name="P1"># introduction-<text:span text:style-name="T3">the classical historical linguistic approach</text:span> (<text:span text:style-name="T3">1</text:span>/<text:span text:style-name="T3">2</text:span>)</text:p>
      <text:p text:style-name="P1">The comparative method has been the core of historical linguistic since 19<text:span text:style-name="T1">th</text:span> century. <text:s/>The original purpose was to compare a set of Indo-European languages <text:span text:style-name="T2">in order to find out the sound correspondences,</text:span> <text:span text:style-name="T2">and use this information to reconstruct the Proto-Indo-European language. <text:s/></text:span></text:p>
      <text:p text:style-name="P1"/>
      <text:p text:style-name="P3"># introduction-the classical historical linguistic approach (1/3)</text:p>
      <text:p text:style-name="P4">With constant refinements, the comparative method has been applied onto several linguistic families <text:span text:style-name="T4">through several decades. However …</text:span></text:p>
      <text:p text:style-name="P4"/>
      <text:p text:style-name="P4"><text:span text:style-name="T4"># introducrtion-the classical historical linguistic approach (1/4)</text:span></text:p>
      <text:p text:style-name="P5">Our knowledge of many language families in the world remains fuzzy. What so? <text:line-break/></text:p>
      <text:p text:style-name="P6"># introduction–the classical historical linguistic approach (1/5)</text:p>
      <text:p text:style-name="P6"><text:span text:style-name="T4">Because the traditional methods relies on linguists manually annotate the cognates, </text:span>hand write the aligments<text:span text:style-name="T4">, </text:span>and then<text:span text:style-name="T4"> </text:span>check the sound correspondences<text:span text:style-name="T4"> through </text:span>hundrends of entries. <text:s/></text:p>
      <text:p text:style-name="P6">These repeative jobs are boring and tedious, I am sure that all of you understand the pain well. <text:line-break/></text:p>
      <text:p text:style-name="P1"># introduction (2/1)</text:p>
      <text:p text:style-name="P1"># 3/11</text:p>
      <text:p text:style-name="P1">The regular alignment is blah...</text:p>
      <text:p text:style-name="P1">The template-based alignment is IMNCT</text:p>
      <text:p text:style-name="P1"/>
      <text:p text:style-name="P1"/>
      <text:p text:style-name="P1"># 10/31</text:p>
      <text:p text:style-name="P1">Be brief</text:p>
      <text:p text:style-name="P1"/>
      <text:p text:style-name="P1"/>
      <text:p text:style-name="P1"/>
      <text:p text:style-name="P1"># 11/31</text:p>
      <text:p text:style-name="P1">web resources - just say STED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6:44:12.111613676</meta:creation-date>
    <dc:date>2019-03-14T16:52:38.785372815</dc:date>
    <meta:editing-duration>PT20M18S</meta:editing-duration>
    <meta:editing-cycles>3</meta:editing-cycles>
    <meta:generator>LibreOffice/5.1.6.2$Linux_X86_64 LibreOffice_project/10m0$Build-2</meta:generator>
    <meta:document-statistic meta:table-count="0" meta:image-count="0" meta:object-count="0" meta:page-count="1" meta:paragraph-count="25" meta:word-count="310" meta:character-count="2032" meta:non-whitespace-character-count="1736"/>
  </office:meta>
</office:document-meta>
</file>